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57.16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74344003200531" calcext:value-type="float">
            <text:p>0.067434400320053</text:p>
          </table:table-cell>
          <table:table-cell office:value-type="float" office:value="0.900805175304413" calcext:value-type="float">
            <text:p>0.900805175304413</text:p>
          </table:table-cell>
          <table:table-cell office:value-type="float" office:value="0.787954807281494" calcext:value-type="float">
            <text:p>0.787954807281494</text:p>
          </table:table-cell>
          <table:table-cell office:value-type="float" office:value="0.818774461746216" calcext:value-type="float">
            <text:p>0.818774461746216</text:p>
          </table:table-cell>
          <table:table-cell office:value-type="float" office:value="628" calcext:value-type="float">
            <text:p>628</text:p>
          </table:table-cell>
          <table:table-cell office:value-type="float" office:value="2169" calcext:value-type="float">
            <text:p>2169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2062" calcext:value-type="float">
            <text:p>2062</text:p>
          </table:table-cell>
          <table:table-cell office:value-type="float" office:value="56.5197517871857" calcext:value-type="float">
            <text:p>56.5197517871857</text:p>
          </table:table-cell>
          <table:table-cell office:value-type="string" calcext:value-type="string">
            <text:p>14_G_exp64</text:p>
          </table:table-cell>
          <table:table-cell office:value-type="string" calcext:value-type="string">
            <text:p>14_G.v1.l0.ds0.l_combo0.ds_combo0.idays30.odays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08229492604733" calcext:value-type="float">
            <text:p>0.040822949260473</text:p>
          </table:table-cell>
          <table:table-cell office:value-type="float" office:value="0.944475293159485" calcext:value-type="float">
            <text:p>0.944475293159485</text:p>
          </table:table-cell>
          <table:table-cell office:value-type="float" office:value="0.836998701095581" calcext:value-type="float">
            <text:p>0.836998701095581</text:p>
          </table:table-cell>
          <table:table-cell office:value-type="float" office:value="0.849973738193512" calcext:value-type="float">
            <text:p>0.849973738193512</text:p>
          </table:table-cell>
          <table:table-cell office:value-type="float" office:value="3235" calcext:value-type="float">
            <text:p>3235</text:p>
          </table:table-cell>
          <table:table-cell office:value-type="float" office:value="17194" calcext:value-type="float">
            <text:p>17194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056" calcext:value-type="float">
            <text:p>2056</text:p>
          </table:table-cell>
          <table:table-cell table:style-name="ce1" office:value-type="float" office:value="150.1234395504" calcext:value-type="float">
            <text:p>150.1234395504</text:p>
          </table:table-cell>
          <table:table-cell table:style-name="ce1" office:value-type="string" calcext:value-type="string">
            <text:p>14_G_exp64</text:p>
          </table:table-cell>
          <table:table-cell table:style-name="ce1" office:value-type="string" calcext:value-type="string">
            <text:p>14_G.v1.l0.ds0.l_combo0.ds_combo0.idays3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1956762075424" calcext:value-type="float">
            <text:p>0.078195676207543</text:p>
          </table:table-cell>
          <table:table-cell office:value-type="float" office:value="0.88373589515686" calcext:value-type="float">
            <text:p>0.88373589515686</text:p>
          </table:table-cell>
          <table:table-cell office:value-type="float" office:value="0.701046347618103" calcext:value-type="float">
            <text:p>0.701046347618103</text:p>
          </table:table-cell>
          <table:table-cell office:value-type="float" office:value="0.74444442987442" calcext:value-type="float">
            <text:p>0.74444442987442</text:p>
          </table:table-cell>
          <table:table-cell office:value-type="float" office:value="469" calcext:value-type="float">
            <text:p>469</text:p>
          </table:table-cell>
          <table:table-cell office:value-type="float" office:value="2275" calcext:value-type="float">
            <text:p>2275</text:p>
          </table:table-cell>
          <table:table-cell office:value-type="float" office:value="200" calcext:value-type="float">
            <text:p>200</text:p>
          </table:table-cell>
          <table:table-cell office:value-type="float" office:value="161" calcext:value-type="float">
            <text:p>161</text:p>
          </table:table-cell>
          <table:table-cell office:value-type="float" office:value="2062" calcext:value-type="float">
            <text:p>2062</text:p>
          </table:table-cell>
          <table:table-cell office:value-type="float" office:value="44.8770632743836" calcext:value-type="float">
            <text:p>44.8770632743836</text:p>
          </table:table-cell>
          <table:table-cell office:value-type="string" calcext:value-type="string">
            <text:p>14_W_exp64</text:p>
          </table:table-cell>
          <table:table-cell office:value-type="string" calcext:value-type="string">
            <text:p>14_W.v1.l0.ds0.l_combo0.ds_combo0.idays30.odays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55711260437966" calcext:value-type="float">
            <text:p>0.045571126043797</text:p>
          </table:table-cell>
          <table:table-cell office:value-type="float" office:value="0.937743365764618" calcext:value-type="float">
            <text:p>0.937743365764618</text:p>
          </table:table-cell>
          <table:table-cell office:value-type="float" office:value="0.838745057582855" calcext:value-type="float">
            <text:p>0.838745057582855</text:p>
          </table:table-cell>
          <table:table-cell office:value-type="float" office:value="0.865911662578583" calcext:value-type="float">
            <text:p>0.865911662578583</text:p>
          </table:table-cell>
          <table:table-cell office:value-type="float" office:value="3823" calcext:value-type="float">
            <text:p>3823</text:p>
          </table:table-cell>
          <table:table-cell office:value-type="float" office:value="16165" calcext:value-type="float">
            <text:p>16165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155.106029033661" calcext:value-type="float">
            <text:p>155.106029033661</text:p>
          </table:table-cell>
          <table:table-cell table:style-name="ce1" office:value-type="string" calcext:value-type="string">
            <text:p>14_T_exp64</text:p>
          </table:table-cell>
          <table:table-cell table:style-name="ce1" office:value-type="string" calcext:value-type="string">
            <text:p>14_T.v1.l0.ds0.l_combo0.ds_combo0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1:50:38.956039619</dc:date>
    <meta:editing-duration>PT24S</meta:editing-duration>
    <meta:editing-cycles>1</meta:editing-cycles>
    <meta:generator>LibreOffice/6.0.7.3$Linux_X86_64 LibreOffice_project/00m0$Build-3</meta:generator>
    <meta:document-statistic meta:table-count="1" meta:cell-count="124" meta:object-count="0"/>
  </office:meta>
</office:document-meta>
</file>